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loext:contextual-spacing="false" fo:margin-top="0cm" fo:margin-bottom="0cm" style:contextual-spacing="false"/>
      <style:text-properties officeooo:paragraph-rsid="000e847f"/>
    </style:style>
    <style:style style:name="P2" style:family="paragraph" style:parent-style-name="Standard">
      <style:paragraph-properties loext:contextual-spacing="false" fo:margin-top="0cm" fo:margin-bottom="0cm" style:contextual-spacing="false"/>
      <style:text-properties officeooo:paragraph-rsid="00123eb2"/>
    </style:style>
    <style:style style:name="T1" style:family="text">
      <style:text-properties officeooo:rsid="00148000"/>
    </style:style>
    <style:style style:name="T2" style:family="text">
      <style:text-properties officeooo:rsid="000e847f"/>
    </style:style>
    <style:style style:name="T3" style:family="text">
      <style:text-properties officeooo:rsid="000f4ff9"/>
    </style:style>
    <style:style style:name="T4" style:family="text">
      <style:text-properties officeooo:rsid="00123eb2"/>
    </style:style>
    <style:style style:name="T5" style:family="text">
      <style:text-properties officeooo:rsid="00130a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[6 – 19042017] Linux Programmer's Manual – sched API, </text:span><text:a xlink:type="simple" xlink:href="http://man7.org/linux/man-pages/man7/sched.7.html"><text:span text:style-name="T1">http://man7.org/linux/man-pages/man7/sched.7.html</text:span></text:a><text:span text:style-name="T1">, acessado em 19/04/2017.</text:span></text:p>
      <text:p text:style-name="P1"><text:span text:style-name="T1"/></text:p>
      <text:p text:style-name="P1"><text:span text:style-name="T2">Introdução:</text:span></text:p>
      <text:p text:style-name="P1"><text:span text:style-name="T2"><text:tab/>Linux fornece um conjunto de chamadas de sistema, reunidas em sched.h, para o controle da execução de processos e threads <text:s/>por meio da configuração da prioridade e política de escalonamento destes.</text:span></text:p>
      <text:p text:style-name="P1"><text:span text:style-name="T2"><text:tab/>Desde a versão 2.6.23, Linux utiliza o algoritmo de escalonamento Completely Fair Scheduler (CSF) </text:span><text:span text:style-name="T3">em substituição ao algoritmo O.</text:span></text:p>
      <text:p text:style-name="P1"><text:span text:style-name="T3"/></text:p>
      <text:p text:style-name="P2"><text:span text:style-name="T4">Políticas de escalonamento:</text:span></text:p>
      <text:p text:style-name="P2"><text:span text:style-name="T4"><text:tab/>O escalonador é o componente do kernel que decide qual será a ordem de execução das threads pela CPU. Cada thread possui sua própria política de escalonamento e um valor estático indicador de sua prioridade nesta política (variável sched_priority). O escalonador toma suas decisões baseadas no conhecimento da política de escalonamento e da prioridade de todas as threadas do sistema.</text:span></text:p>
      <text:p text:style-name="P2"><text:span text:style-name="T4"><text:tab/>Caso uma thread tenha selecionado alguma política de escalonamento que não se enquadre nas definições de tempo real (SCHED_OTHER, SCHED_IDLE, SCHED_BATCH) o valor de sua prioridade será ignorado pelo escalonador.</text:span></text:p>
      <text:p text:style-name="P2"><text:span text:style-name="T4"><text:tab/>Threads com políticas de escalonamento de tempo real (SCHED_FIFO, SCHED_RR E SCHED_DEADLINE), tem sua ordem de escalonamento definido por meio de sua prioridade, esta pode variar de 1 (prioridade mais baixa) a 99 (prioridade mais alta). </text:span><text:span text:style-name="T5">Estes valores implicam que todas a threads de tempo tem prioridade superior a das threads normais.</text:span></text:p>
      <text:p text:style-name="P2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9T09:52:31</meta:creation-date>
    <dc:date>2017-04-19T11:32:28</dc:date>
    <meta:editing-duration>PT34M48S</meta:editing-duration>
    <meta:editing-cycles>2</meta:editing-cycles>
    <meta:generator>LibreOffice/4.0.6.2$MacOSX_x86 LibreOffice_project/2e2573268451a50806fcd60ae2d9fe01dd0ce24</meta:generator>
    <meta:document-statistic meta:table-count="0" meta:image-count="0" meta:object-count="0" meta:page-count="1" meta:paragraph-count="8" meta:word-count="207" meta:character-count="1428" meta:non-whitespace-character-count="1221"/>
  </office:meta>
</office:document-meta>
</file>